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3/content.xml" manifest:media-type="text/xml"/>
  <manifest:file-entry manifest:full-path="Object 4/content.xml" manifest:media-type="text/xml"/>
  <manifest:file-entry manifest:full-path="Object 3/styles.xml" manifest:media-type="text/xml"/>
  <manifest:file-entry manifest:full-path="Object 4/styles.xml" manifest:media-type="text/xml"/>
  <manifest:file-entry manifest:full-path="Object 2/content.xml" manifest:media-type="text/xml"/>
  <manifest:file-entry manifest:full-path="Object 2/styles.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1/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Z003" svg:font-family="Z003" style:font-family-generic="system"/>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CA"/>
    </style:style>
    <style:style style:name="P2" style:parent-style-name="Subtitl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CA"/>
    </style:style>
    <style:style style:name="P12" style:parent-style-name="TableContents" style:family="paragraph">
      <style:text-properties fo:language="fr" fo:country="CA"/>
    </style:style>
    <style:style style:name="P13" style:parent-style-name="TableContents" style:family="paragraph">
      <style:text-properties fo:language="fr" fo:country="CA"/>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style>
    <style:style style:name="T21" style:parent-style-name="DefaultParagraphFont" style:family="text">
      <style:text-properties fo:language="fr" fo:country="CA"/>
    </style:style>
    <style:style style:name="T22" style:parent-style-name="DefaultParagraphFont" style:family="text">
      <style:text-properties fo:color="#FF0000" fo:language="fr" fo:country="CA"/>
    </style:style>
    <style:style style:name="T23" style:parent-style-name="DefaultParagraphFont" style:family="text">
      <style:text-properties fo:language="fr" fo:country="CA"/>
    </style:style>
    <style:style style:name="T24" style:parent-style-name="DefaultParagraphFont" style:family="text">
      <style:text-properties fo:color="#FF0000" fo:language="fr" fo:country="CA"/>
    </style:style>
    <style:style style:name="T25" style:parent-style-name="DefaultParagraphFont" style:family="text">
      <style:text-properties fo:language="fr" fo:country="CA"/>
    </style:style>
    <style:style style:name="T26" style:parent-style-name="DefaultParagraphFont" style:family="text">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style>
    <style:style style:name="T31" style:parent-style-name="DefaultParagraphFont" style:family="text">
      <style:text-properties fo:language="fr" fo:country="CA"/>
    </style:style>
    <style:style style:name="T32" style:parent-style-name="DefaultParagraphFont" style:family="text">
      <style:text-properties fo:font-style="italic" style:font-style-asian="italic" style:font-style-complex="italic" fo:language="fr" fo:country="CA"/>
    </style:style>
    <style:style style:name="T33" style:parent-style-name="DefaultParagraphFont" style:family="text">
      <style:text-properties fo:language="fr" fo:country="CA"/>
    </style:style>
    <style:style style:name="T34" style:parent-style-name="DefaultParagraphFont" style:family="text">
      <style:text-properties fo:language="fr" fo:country="CA"/>
    </style:style>
    <style:style style:name="P35" style:parent-style-name="enum" style:family="paragraph">
      <style:paragraph-properties fo:text-align="justify"/>
    </style:style>
    <style:style style:name="T36" style:parent-style-name="DefaultParagraphFont" style:family="text">
      <style:text-properties fo:language="fr" fo:country="CA"/>
    </style:style>
    <style:style style:name="T37" style:parent-style-name="DefaultParagraphFont" style:family="text">
      <style:text-properties fo:font-style="italic" style:font-style-asian="italic" style:font-style-complex="italic" fo:language="fr" fo:country="CA"/>
    </style:style>
    <style:style style:name="T38" style:parent-style-name="DefaultParagraphFon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text-properties fo:language="fr" fo:country="CA"/>
    </style:style>
    <style:style style:name="P41" style:parent-style-name="Textbody" style:family="paragraph">
      <style:paragraph-properties fo:text-align="justify"/>
      <style:text-properties fo:language="fr" fo:country="CA"/>
    </style:style>
    <style:style style:name="P42" style:parent-style-name="Heading1" style:family="paragraph">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style>
    <style:style style:name="T46" style:parent-style-name="DefaultParagraphFont" style:family="text">
      <style:text-properties fo:language="fr" fo:country="CA"/>
    </style:style>
    <style:style style:name="T47" style:parent-style-name="DefaultParagraphFont" style:family="text">
      <style:text-properties fo:language="fr" fo:country="CA"/>
    </style:style>
    <style:style style:name="P48" style:parent-style-name="Standard" style:family="paragraph">
      <style:paragraph-properties fo:text-align="justify"/>
    </style:style>
    <style:style style:name="T49" style:parent-style-name="DefaultParagraphFont" style:family="text">
      <style:text-properties fo:language="fr" fo:country="CA"/>
    </style:style>
    <style:style style:name="T50" style:parent-style-name="DefaultParagraphFont" style:family="text">
      <style:text-properties style:text-position="super 66.6%" fo:language="fr" fo:country="CA"/>
    </style:style>
    <style:style style:name="T51" style:parent-style-name="DefaultParagraphFont" style:family="text">
      <style:text-properties fo:language="fr" fo:country="CA"/>
    </style:style>
    <style:style style:name="P52" style:parent-style-name="Standard" style:family="paragraph">
      <style:paragraph-properties fo:text-align="justify"/>
    </style:style>
    <style:style style:name="T53" style:parent-style-name="DefaultParagraphFont" style:family="text">
      <style:text-properties fo:language="fr" fo:country="CA"/>
    </style:style>
    <style:style style:name="T54" style:parent-style-name="DefaultParagraphFont" style:family="text">
      <style:text-properties fo:language="fr" fo:country="CA"/>
    </style:style>
    <style:style style:name="T55" style:parent-style-name="DefaultParagraphFont" style:family="text">
      <style:text-properties style:text-position="super 66.6%" fo:language="fr" fo:country="CA"/>
    </style:style>
    <style:style style:name="T56" style:parent-style-name="DefaultParagraphFont" style:family="text">
      <style:text-properties fo:language="fr" fo:country="CA"/>
    </style:style>
    <style:style style:name="P57" style:parent-style-name="Standard" style:family="paragraph">
      <style:paragraph-properties fo:text-align="justify"/>
      <style:text-properties fo:language="fr" fo:country="CA"/>
    </style:style>
    <style:style style:name="P58" style:parent-style-name="Standard" style:family="paragraph">
      <style:paragraph-properties fo:text-align="justify"/>
      <style:text-properties fo:language="fr" fo:country="CA"/>
    </style:style>
    <style:style style:name="P59" style:parent-style-name="Standard" style:family="paragraph">
      <style:paragraph-properties fo:text-align="justify"/>
    </style:style>
    <style:style style:name="T60" style:parent-style-name="DefaultParagraphFont" style:family="text">
      <style:text-properties fo:language="fr" fo:country="CA"/>
    </style:style>
    <style:style style:name="T61" style:parent-style-name="DefaultParagraphFont" style:family="text">
      <style:text-properties fo:language="fr" fo:country="CA"/>
    </style:style>
    <style:style style:name="T62" style:parent-style-name="DefaultParagraphFont" style:family="text">
      <style:text-properties style:font-name="Z003"/>
    </style:style>
    <style:style style:name="T63" style:parent-style-name="DefaultParagraphFont" style:family="text">
      <style:text-properties fo:language="fr" fo:country="CA"/>
    </style:style>
    <style:style style:name="T64" style:parent-style-name="DefaultParagraphFont" style:family="text">
      <style:text-properties style:text-position="super 66.6%" fo:language="fr" fo:country="CA"/>
    </style:style>
    <style:style style:name="T65" style:parent-style-name="DefaultParagraphFont" style:family="text">
      <style:text-properties fo:language="fr" fo:country="CA"/>
    </style:style>
    <style:style style:name="P66" style:parent-style-name="Standard" style:family="paragraph">
      <style:paragraph-properties fo:text-align="justify"/>
      <style:text-properties fo:language="fr" fo:country="CA"/>
    </style:style>
    <style:style style:name="P67" style:parent-style-name="Heading1" style:family="paragraph">
      <style:text-properties fo:language="fr" fo:country="CA"/>
    </style:style>
    <style:style style:name="P68" style:parent-style-name="Standard" style:family="paragraph">
      <style:paragraph-properties fo:text-align="justify"/>
    </style:style>
    <style:style style:name="T69" style:parent-style-name="DefaultParagraphFont" style:family="text">
      <style:text-properties fo:language="fr" fo:country="CA"/>
    </style:style>
    <style:style style:name="T70" style:parent-style-name="DefaultParagraphFont" style:family="text">
      <style:text-properties fo:language="fr" fo:country="CA"/>
    </style:style>
    <style:style style:name="T71" style:parent-style-name="DefaultParagraphFont" style:family="text">
      <style:text-properties fo:font-style="italic" style:font-style-asian="italic" style:font-style-complex="italic" fo:language="fr" fo:country="CA"/>
    </style:style>
    <style:style style:name="T72" style:parent-style-name="DefaultParagraphFont" style:family="text">
      <style:text-properties fo:language="fr" fo:country="CA"/>
    </style:style>
    <style:style style:name="T73" style:parent-style-name="DefaultParagraphFont" style:family="text">
      <style:text-properties fo:font-style="italic" style:font-style-asian="italic" style:font-style-complex="italic" fo:language="fr" fo:country="CA"/>
    </style:style>
    <style:style style:name="T74" style:parent-style-name="DefaultParagraphFont" style:family="text">
      <style:text-properties fo:language="fr" fo:country="CA"/>
    </style:style>
    <style:style style:name="T75" style:parent-style-name="DefaultParagraphFont" style:family="text">
      <style:text-properties fo:font-style="italic" style:font-style-asian="italic" style:font-style-complex="italic" fo:language="fr" fo:country="CA"/>
    </style:style>
    <style:style style:name="T76" style:parent-style-name="DefaultParagraphFont" style:family="text">
      <style:text-properties fo:language="fr" fo:country="CA"/>
    </style:style>
    <style:style style:name="T77" style:parent-style-name="DefaultParagraphFont" style:family="text">
      <style:text-properties fo:font-style="italic" style:font-style-asian="italic" style:font-style-complex="italic" fo:language="fr" fo:country="CA"/>
    </style:style>
    <style:style style:name="T78" style:parent-style-name="DefaultParagraphFont" style:family="text">
      <style:text-properties fo:language="fr" fo:country="CA"/>
    </style:style>
    <style:style style:name="T79" style:parent-style-name="DefaultParagraphFont" style:family="text">
      <style:text-properties fo:font-style="italic" style:font-style-asian="italic" style:font-style-complex="italic" fo:language="fr" fo:country="CA"/>
    </style:style>
    <style:style style:name="T80" style:parent-style-name="DefaultParagraphFont" style:family="text">
      <style:text-properties fo:language="fr" fo:country="CA"/>
    </style:style>
    <style:style style:name="T81" style:parent-style-name="DefaultParagraphFont" style:family="text">
      <style:text-properties fo:language="fr" fo:country="CA"/>
    </style:style>
    <style:style style:name="T82" style:parent-style-name="DefaultParagraphFont" style:family="text">
      <style:text-properties fo:font-weight="bold" style:font-weight-asian="bold" style:font-weight-complex="bold" fo:language="fr" fo:country="CA"/>
    </style:style>
    <style:style style:name="T83" style:parent-style-name="DefaultParagraphFont" style:family="text">
      <style:text-properties fo:language="fr" fo:country="CA"/>
    </style:style>
    <style:style style:name="T84" style:parent-style-name="DefaultParagraphFont" style:family="text">
      <style:text-properties fo:font-style="italic" style:font-style-asian="italic" style:font-style-complex="italic" fo:language="fr" fo:country="CA"/>
    </style:style>
    <style:style style:name="T85" style:parent-style-name="DefaultParagraphFont" style:family="text">
      <style:text-properties fo:language="fr" fo:country="CA"/>
    </style:style>
    <style:style style:name="P86" style:parent-style-name="Standard" style:family="paragraph">
      <style:paragraph-properties fo:text-align="justify"/>
      <style:text-properties style:font-name="Courier" fo:language="fr" fo:country="CA"/>
    </style:style>
    <style:style style:name="P87" style:parent-style-name="Heading1" style:family="paragraph">
      <style:paragraph-properties fo:break-before="page"/>
    </style:style>
    <style:style style:name="TableColumn89" style:family="table-column">
      <style:table-column-properties style:column-width="0.4743in" style:use-optimal-column-width="false"/>
    </style:style>
    <style:style style:name="TableColumn90" style:family="table-column">
      <style:table-column-properties style:column-width="0.5486in" style:use-optimal-column-width="false"/>
    </style:style>
    <style:style style:name="Table88" style:family="table">
      <style:table-properties style:width="1.0229in" fo:margin-left="0in" table:align="left"/>
    </style:style>
    <style:style style:name="TableRow91" style:family="table-row">
      <style:table-row-properties style:use-optimal-row-height="false"/>
    </style:style>
    <style:style style:name="TableCell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0.0034in solid #000000" style:writing-mode="lr-tb" fo:padding-top="0.0381in" fo:padding-left="0.0381in" fo:padding-bottom="0.0381in" fo:padding-right="0.0381in"/>
    </style:style>
    <style:style style:name="P95" style:parent-style-name="TableContents" style:family="paragraph">
      <style:paragraph-properties fo:text-align="center"/>
    </style:style>
    <style:style style:name="P96" style:parent-style-name="Standard" style:family="paragraph">
      <style:paragraph-properties fo:text-align="justify"/>
      <style:text-properties fo:font-style="italic" style:font-style-asian="italic" style:font-style-complex="italic" fo:language="fr" fo:country="CA"/>
    </style:style>
    <style:style style:name="P97" style:parent-style-name="Standard" style:family="paragraph">
      <style:paragraph-properties fo:text-align="justify"/>
      <style:text-properties fo:font-style="italic" style:font-style-asian="italic" style:font-style-complex="italic" fo:language="fr" fo:country="CA"/>
    </style:style>
    <style:style style:name="P98" style:parent-style-name="Heading3" style:family="paragraph">
      <style:paragraph-properties fo:text-align="justify"/>
      <style:text-properties fo:language="fr" fo:country="CA"/>
    </style:style>
    <style:style style:name="P99" style:parent-style-name="Textbody" style:family="paragraph">
      <style:paragraph-properties fo:text-align="justify"/>
      <style:text-properties fo:font-style="italic" style:font-style-asian="italic" style:font-style-complex="italic" fo:language="fr" fo:country="CA"/>
    </style:style>
    <style:style style:name="P100" style:parent-style-name="Textbody" style:family="paragraph">
      <style:paragraph-properties fo:text-align="center" fo:margin-bottom="0in"/>
    </style:style>
    <style:style style:name="P101" style:parent-style-name="Textbody" style:family="paragraph">
      <style:paragraph-properties fo:text-align="center"/>
      <style:text-properties fo:font-weight="bold" style:font-weight-asian="bold" style:font-style-complex="italic" fo:font-size="10pt" style:font-size-asian="10pt" fo:language="fr" fo:country="CA"/>
    </style:style>
    <style:style style:name="P102" style:parent-style-name="Textbody" style:family="paragraph">
      <style:paragraph-properties fo:text-align="center" fo:margin-bottom="0in"/>
    </style:style>
    <style:style style:name="P103" style:parent-style-name="Textbody" style:family="paragraph">
      <style:paragraph-properties fo:text-align="center"/>
      <style:text-properties fo:font-weight="bold" style:font-weight-asian="bold" style:font-style-complex="italic" fo:font-size="10pt" style:font-size-asian="10pt" fo:language="fr" fo:country="CA"/>
    </style:style>
    <style:style style:name="P104" style:parent-style-name="Textbody" style:family="paragraph">
      <style:paragraph-properties fo:text-align="center" fo:margin-bottom="0in"/>
    </style:style>
    <style:style style:name="P105" style:parent-style-name="Textbody" style:family="paragraph">
      <style:paragraph-properties fo:text-align="center"/>
      <style:text-properties fo:font-weight="bold" style:font-weight-asian="bold" style:font-style-complex="italic" fo:font-size="10pt" style:font-size-asian="10pt" fo:language="en" fo:country="US"/>
    </style:style>
    <style:style style:name="P106" style:parent-style-name="Textbody" style:family="paragraph">
      <style:paragraph-properties fo:text-align="center" fo:margin-bottom="0in"/>
    </style:style>
    <style:style style:name="P107" style:parent-style-name="Textbody" style:family="paragraph">
      <style:paragraph-properties fo:text-align="center"/>
      <style:text-properties fo:font-weight="bold" style:font-weight-asian="bold" style:font-style-complex="italic" fo:font-size="10pt" style:font-size-asian="10pt" fo:language="en" fo:country="US"/>
    </style:style>
    <style:style style:name="P108" style:parent-style-name="Textbody" style:family="paragraph">
      <style:paragraph-properties fo:text-align="center" fo:margin-bottom="0in"/>
      <style:text-properties fo:font-weight="bold" style:font-weight-asian="bold" style:font-style-complex="italic" fo:font-size="10pt" style:font-size-asian="10pt" fo:language="en" fo:country="US"/>
    </style:style>
    <style:style style:name="P109" style:parent-style-name="Heading3" style:family="paragraph">
      <style:paragraph-properties fo:text-align="justify"/>
      <style:text-properties fo:language="fr" fo:country="CA"/>
    </style:style>
    <style:style style:name="P110" style:parent-style-name="Textbody" style:family="paragraph">
      <style:paragraph-properties fo:text-align="justify"/>
      <style:text-properties fo:font-style="italic" style:font-style-asian="italic" style:font-style-complex="italic" fo:language="fr" fo:country="CA"/>
    </style:style>
    <style:style style:name="P111" style:parent-style-name="Heading3" style:family="paragraph">
      <style:paragraph-properties fo:text-align="justify"/>
      <style:text-properties fo:language="fr" fo:country="CA"/>
    </style:style>
    <style:style style:name="P112" style:parent-style-name="Textbody" style:family="paragraph">
      <style:paragraph-properties fo:text-align="justify"/>
      <style:text-properties fo:font-style="italic" style:font-style-asian="italic" style:font-style-complex="italic" fo:language="fr" fo:country="CA"/>
    </style:style>
    <style:style style:name="P113" style:parent-style-name="Heading1" style:family="paragraph">
      <style:paragraph-properties fo:break-before="page"/>
    </style:style>
    <style:style style:name="TableColumn115" style:family="table-column">
      <style:table-column-properties style:column-width="0.4743in" style:use-optimal-column-width="false"/>
    </style:style>
    <style:style style:name="TableColumn116" style:family="table-column">
      <style:table-column-properties style:column-width="0.5486in" style:use-optimal-column-width="false"/>
    </style:style>
    <style:style style:name="Table114" style:family="table">
      <style:table-properties style:width="1.0229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center"/>
    </style:style>
    <style:style style:name="TableCell120" style:family="table-cell">
      <style:table-cell-properties fo:border="0.0034in solid #000000" style:writing-mode="lr-tb" fo:padding-top="0.0381in" fo:padding-left="0.0381in" fo:padding-bottom="0.0381in" fo:padding-right="0.0381in"/>
    </style:style>
    <style:style style:name="P121" style:parent-style-name="TableContents" style:family="paragraph">
      <style:paragraph-properties fo:text-align="center"/>
    </style:style>
    <style:style style:name="P122" style:parent-style-name="Heading3" style:family="paragraph">
      <style:text-properties fo:language="fr" fo:country="CA"/>
    </style:style>
    <style:style style:name="T123" style:parent-style-name="DefaultParagraphFont" style:family="text">
      <style:text-properties fo:language="fr" fo:country="CA"/>
    </style:style>
    <style:style style:name="T124" style:parent-style-name="DefaultParagraphFont" style:family="text">
      <style:text-properties fo:font-style="italic" style:font-style-asian="italic" fo:language="fr" fo:country="CA"/>
    </style:style>
    <style:style style:name="T125" style:parent-style-name="DefaultParagraphFont" style:family="text">
      <style:text-properties fo:language="fr" fo:country="CA"/>
    </style:style>
    <style:style style:name="P126" style:parent-style-name="Heading3" style:family="paragraph">
      <style:text-properties fo:language="fr" fo:country="CA"/>
    </style:style>
    <style:style style:name="P127" style:parent-style-name="Textbody" style:family="paragraph">
      <style:text-properties fo:font-style="italic" style:font-style-asian="italic" style:font-style-complex="italic" fo:language="fr" fo:country="CA"/>
    </style:style>
    <style:style style:name="P128" style:parent-style-name="Heading3" style:family="paragraph">
      <style:text-properties fo:language="fr" fo:country="CA"/>
    </style:style>
    <style:style style:name="P129" style:parent-style-name="Textbody" style:family="paragraph">
      <style:text-properties fo:language="fr" fo:country="CA"/>
    </style:style>
    <style:style style:name="P130" style:parent-style-name="Heading3" style:family="paragraph">
      <style:text-properties fo:language="fr" fo:country="CA"/>
    </style:style>
    <style:style style:name="P131" style:parent-style-name="Textbody" style:family="paragraph">
      <style:text-properties fo:language="fr" fo:country="CA"/>
    </style:style>
    <style:style style:name="P132" style:parent-style-name="Heading3" style:family="paragraph">
      <style:text-properties fo:language="fr" fo:country="CA"/>
    </style:style>
    <style:style style:name="P133" style:parent-style-name="Textbody" style:family="paragraph">
      <style:text-properties fo:language="fr" fo:country="CA"/>
    </style:style>
    <style:style style:name="T134" style:parent-style-name="DefaultParagraphFont" style:family="text">
      <style:text-properties fo:language="fr" fo:country="CA"/>
    </style:style>
    <style:style style:name="T135" style:parent-style-name="DefaultParagraphFont" style:family="text">
      <style:text-properties fo:language="fr" fo:country="CA"/>
    </style:style>
    <style:style style:name="P136" style:parent-style-name="Textbody" style:family="paragraph">
      <style:text-properties fo:font-style="italic" style:font-style-asian="italic" style:font-style-complex="italic"/>
    </style:style>
    <style:style style:name="P137" style:parent-style-name="Heading1" style:family="paragraph">
      <style:paragraph-properties fo:break-before="page"/>
    </style:style>
    <style:style style:name="TableColumn139" style:family="table-column">
      <style:table-column-properties style:column-width="0.4743in" style:use-optimal-column-width="false"/>
    </style:style>
    <style:style style:name="TableColumn140" style:family="table-column">
      <style:table-column-properties style:column-width="0.5486in" style:use-optimal-column-width="false"/>
    </style:style>
    <style:style style:name="Table138" style:family="table">
      <style:table-properties style:width="1.0229in" fo:margin-left="0in" table:align="left"/>
    </style:style>
    <style:style style:name="TableRow141" style:family="table-row">
      <style:table-row-properties style:use-optimal-row-height="false"/>
    </style:style>
    <style:style style:name="TableCell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style>
    <style:style style:name="TableCell144" style:family="table-cell">
      <style:table-cell-properties fo:border="0.0034in solid #000000" style:writing-mode="lr-tb" fo:padding-top="0.0381in" fo:padding-left="0.0381in" fo:padding-bottom="0.0381in" fo:padding-right="0.0381in"/>
    </style:style>
    <style:style style:name="P145" style:parent-style-name="TableContents" style:family="paragraph">
      <style:paragraph-properties fo:text-align="center"/>
    </style:style>
    <style:style style:name="P146" style:parent-style-name="Standard" style:family="paragraph">
      <style:text-properties fo:language="fr" fo:country="CA"/>
    </style:style>
    <style:style style:name="P147" style:parent-style-name="Standard" style:family="paragraph">
      <style:text-properties fo:language="fr" fo:country="CA"/>
    </style:style>
    <style:style style:name="P148" style:parent-style-name="Standard" style:family="paragraph">
      <style:text-properties fo:language="fr" fo:country="CA"/>
    </style:style>
    <style:style style:name="P149" style:parent-style-name="Standard" style:family="paragraph">
      <style:text-properties fo:language="fr" fo:country="CA"/>
    </style:style>
    <style:style style:name="P150" style:parent-style-name="Standard" style:family="paragraph">
      <style:text-properties fo:language="fr" fo:country="CA"/>
    </style:style>
    <style:style style:name="TableColumn152" style:family="table-column">
      <style:table-column-properties style:column-width="0.4743in" style:use-optimal-column-width="false"/>
    </style:style>
    <style:style style:name="TableColumn153" style:family="table-column">
      <style:table-column-properties style:column-width="0.5486in" style:use-optimal-column-width="false"/>
    </style:style>
    <style:style style:name="Table151" style:family="table">
      <style:table-properties style:width="1.0229in" fo:margin-left="0in" table:align="left"/>
    </style:style>
    <style:style style:name="TableRow154" style:family="table-row">
      <style:table-row-properties style:use-optimal-row-height="false"/>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center"/>
    </style:style>
    <style:style style:name="TableCell157" style:family="table-cell">
      <style:table-cell-properties fo:border="0.0034in solid #000000" style:writing-mode="lr-tb" fo:padding-top="0.0381in" fo:padding-left="0.0381in" fo:padding-bottom="0.0381in" fo:padding-right="0.0381in"/>
    </style:style>
    <style:style style:name="P158" style:parent-style-name="TableContents" style:family="paragraph">
      <style:paragraph-properties fo:text-align="center"/>
    </style:style>
    <style:style style:name="TableColumn160" style:family="table-column">
      <style:table-column-properties style:column-width="0.4743in" style:use-optimal-column-width="false"/>
    </style:style>
    <style:style style:name="TableColumn161" style:family="table-column">
      <style:table-column-properties style:column-width="0.5486in" style:use-optimal-column-width="false"/>
    </style:style>
    <style:style style:name="Table159" style:family="table">
      <style:table-properties style:width="1.0229in" fo:margin-left="0in" table:align="left"/>
    </style:style>
    <style:style style:name="TableRow162" style:family="table-row">
      <style:table-row-properties style:use-optimal-row-height="false"/>
    </style:style>
    <style:style style:name="TableCell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center"/>
    </style:style>
    <style:style style:name="TableCell165" style:family="table-cell">
      <style:table-cell-properties fo:border="0.0034in solid #000000" style:writing-mode="lr-tb" fo:padding-top="0.0381in" fo:padding-left="0.0381in" fo:padding-bottom="0.0381in" fo:padding-right="0.0381in"/>
    </style:style>
    <style:style style:name="P166" style:parent-style-name="TableContents" style:family="paragraph">
      <style:paragraph-properties fo:text-align="center"/>
    </style:style>
    <style:style style:name="P167" style:parent-style-name="Textbody" style:family="paragraph">
      <style:text-properties fo:color="#000000"/>
    </style:style>
    <style:style style:name="P168" style:parent-style-name="Textbody" style:family="paragraph">
      <style:text-properties fo:color="#000000"/>
    </style:style>
    <style:style style:name="TableColumn170" style:family="table-column">
      <style:table-column-properties style:column-width="0.4708in" style:use-optimal-column-width="false"/>
    </style:style>
    <style:style style:name="Table169" style:family="table">
      <style:table-properties style:width="0.4708in" fo:margin-left="0in" table:align="left"/>
    </style:style>
    <style:style style:name="TableRow171" style:family="table-row">
      <style:table-row-properties style:use-optimal-row-height="false"/>
    </style:style>
    <style:style style:name="TableCell172" style:family="table-cell">
      <style:table-cell-properties fo:border="0.0034in solid #000000" style:writing-mode="lr-tb" fo:padding-top="0.0381in" fo:padding-left="0.0381in" fo:padding-bottom="0.0381in" fo:padding-right="0.0381in"/>
    </style:style>
    <style:style style:name="P173" style:parent-style-name="TableContents" style:family="paragraph">
      <style:paragraph-properties fo:text-align="center"/>
    </style:style>
    <style:style style:name="P174" style:parent-style-name="Textbody" style:family="paragraph"/>
    <style:style style:name="T175" style:parent-style-name="DefaultParagraphFont" style:family="text">
      <style:text-properties fo:language="fr" fo:country="CA"/>
    </style:style>
    <style:style style:name="T176" style:parent-style-name="DefaultParagraphFont" style:family="text">
      <style:text-properties fo:language="fr" fo:country="CA"/>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office:automatic-styles>
  <office:body>
    <office:text text:use-soft-page-breaks="true">
      <text:p text:style-name="P1">INF8775<text:s/>– Analyse et conception d’algorithmes</text:p>
      <text:p text:style-name="P2">TP1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Philippe Des Roches, 1804342</text:p>
            <text:p text:style-name="P12">Oliver Love, 1795926</text:p>
            <text:p text:style-name="P13">Marc-Antoine Therrien, 1792901</text:p>
          </table:table-cell>
        </table:table-row>
        <table:table-row table:style-name="TableRow14">
          <table:table-cell table:style-name="TableCell15">
            <text:p text:style-name="P16">Note finale / 13</text:p>
          </table:table-cell>
          <table:table-cell table:style-name="TableCell17">
            <text:p text:style-name="TableContents">0</text:p>
          </table:table-cell>
        </table:table-row>
      </table:table>
      <text:p text:style-name="Standard"/>
      <text:h text:style-name="Heading1" text:outline-level="1">Informations<text:s/>techniques</text:h>
      <text:list text:style-name="LFO1" text:continue-numbering="true">
        <text:list-item>
          <text:p text:style-name="P18">Répondez directement dans ce document ODT avec LibreOffice.</text:p>
        </text:list-item>
        <text:list-item>
          <text:p text:style-name="P19">La correction se fait à même le rapport.</text:p>
        </text:list-item>
        <text:list-item>
          <text:p text:style-name="P20"><text:span text:style-name="T21">Avant votre troisième séance de laboratoire (</text:span><text:span text:style-name="T22">18 février 15h45 (groupe B1)</text:span><text:span text:style-name="T23"><text:s/>ou<text:s/></text:span><text:span text:style-name="T24">25 février 15h45 (groupe B2)</text:span><text:span text:style-name="T25">), vous devez faire une remise électro</text:span><text:span text:style-name="T26">nique sur Moodle en suivant les instructions suivantes :</text:span></text:p>
          <text:list text:continue-numbering="true">
            <text:list-item>
              <text:p text:style-name="P27">Le dossier remis doit se nommer matricule1_matricule2_tp1 et doit être compressé sous format zip.</text:p>
            </text:list-item>
            <text:list-item>
              <text:p text:style-name="P28">À la racine de ce dernier, on doit retrouver :</text:p>
              <text:list text:continue-numbering="true">
                <text:list-item>
                  <text:p text:style-name="P29">Ce rapport sous format ODT.</text:p>
                </text:list-item>
                <text:list-item>
                  <text:p text:style-name="P30"><text:span text:style-name="T31">Un script nommé<text:s/></text:span><text:span text:style-name="T32">tp.sh</text:span><text:span text:style-name="T33"><text:s/>serv</text:span><text:span text:style-name="T34">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Vous avez le choix du langage de<text:s/>programmation utilisé mais vous devrez utiliser les mêmes langage, compilateur et ordinateur pour toutes vos implantations. Le code et les exécutables soumis devront être compatible avec les ordinateurs de la salle L-4714.</text:p>
        </text:list-item>
        <text:list-item>
          <text:p text:style-name="P41">Vous êtes encouragés à lire le guide intitulé “guide bash” sur Moodle pour faire vos graphiques. C’est un guide qui a été concu pour un ancien TP, mais il contient beaucoup d’informations pertinentes.</text:p>
        </text:list-item>
      </text:list>
      <text:h text:style-name="P42" text:outline-level="1">Mise en situation</text:h>
      <text:p text:style-name="P43">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tri.</text:p>
      <text:p text:style-name="P44"/>
      <text:p text:style-name="P45"><text:span text:style-name="T46">Vous implanterez les<text:s/></text:span><text:span text:style-name="T47">algorithmes de tri par dénombrement et de tri rapide (quicksort). Un rappel de ces algorithmes sera fait lors de la séance de laboratoire.<text:s/></text:span>Vous ferez trois versions de l'algorithme de tri rapide :</text:p>
      <text:list text:style-name="LFO2" text:continue-numbering="true">
        <text:list-item>
          <text:p text:style-name="P48"><text:span text:style-name="T49">Pivot sur le 1</text:span><text:span text:style-name="T50">er</text:span><text:span text:style-name="T51"><text:s/>élément et seuil de récursivité à 1</text:span></text:p>
        </text:list-item>
        <text:list-item>
          <text:p text:style-name="P52"><text:span text:style-name="T53">Pivot<text:s/></text:span><text:span text:style-name="T54">sur le 1</text:span><text:span text:style-name="T55">er</text:span><text:span text:style-name="T56"><text:s/>élément et seuil de récursivité déterminé expérimentalement</text:span></text:p>
        </text:list-item>
        <text:list-item>
          <text:p text:style-name="P57">Pivot sur un élément aléatoire et seuil de récursivité déterminé expérimentalement</text:p>
        </text:list-item>
      </text:list>
      <text:p text:style-name="P58"/>
      <text:p text:style-name="P59"><text:span text:style-name="T60">Les exemplaires dont la taille est en deça du seuil de récursivité ne sont plus résolus récursivement</text:span><text:span text:style-name="T61"><text:s/>mais plutôt directement avec un algorithme de tri de votre choix prenant un temps dans<text:s/></text:span><text:span text:style-name="T62">Θ</text:span><text:span text:style-name="T63">(n</text:span><text:span text:style-name="T64">2</text:span><text:span text:style-name="T65">) en pire cas (tri par insertion, par sélection, à bulles, etc.) <text:s text:c="78"/></text:span></text:p>
      <text:p text:style-name="P66"/>
      <text:h text:style-name="P67" text:outline-level="1">Jeu de données</text:h>
      <text:p text:style-name="P68"><text:span text:style-name="T69">Vous</text:span><text:span text:style-name="T70"><text:s/>trouverez sur le site Moodle du cours les exemplaires à traiter. Les fichiers portent le nom "testset_</text:span><text:span text:style-name="T71">n</text:span><text:span text:style-name="T72">_</text:span><text:span text:style-name="T73">ne</text:span><text:span text:style-name="T74">.txt" où<text:s/></text:span><text:span text:style-name="T75">n</text:span><text:span text:style-name="T76"><text:s/>représente le nombre d’entiers à trier et<text:s/></text:span><text:span text:style-name="T77">ne</text:span><text:span text:style-name="T78"><text:s/>le numéro de l’exemplaire. Par exemple, le fichier<text:s/></text:span><text:span text:style-name="T79">testset_1000_0.txt</text:span><text:span text:style-name="T80"><text:s/>possède 1000 nombres et est le premier exemplaire (0) du jeu de tests à 1000 nombres. Pour chaque taille d’exemplaire, trois séries de dix e</text:span><text:span text:style-name="T81">xemplaires (0 à 9, 10 à 19, 20 à 29) sont données.<text:s/></text:span><text:span text:style-name="T82">Vous devrez analyser chaque série séparément</text:span><text:span text:style-name="T83"><text:s/>: par exemple, les exemplaires 0 à 9 pour<text:s/></text:span><text:span text:style-name="T84">n</text:span><text:span text:style-name="T85"><text:s/>= 1000, 5000, 10000, 50000, 100000, 500000.</text:span></text:p>
      <text:p text:style-name="P86"/>
      <text:h text:style-name="P87" text:outline-level="1">Présentation des résultats</text:h>
      <table:table table:style-name="Table88">
        <table:table-columns>
          <table:table-column table:style-name="TableColumn89"/>
          <table:table-column table:style-name="TableColumn90"/>
        </table:table-columns>
        <table:table-row table:style-name="TableRow91">
          <table:table-cell table:style-name="TableCell92">
            <text:p text:style-name="P93">0</text:p>
          </table:table-cell>
          <table:table-cell table:style-name="TableCell94">
            <text:p text:style-name="P95"><text:s/>/ 4 pt</text:p>
          </table:table-cell>
        </table:table-row>
      </table:table>
      <text:p text:style-name="Standard"/>
      <text:h text:style-name="Heading3" text:outline-level="3">Tableau des résulats</text:h>
      <text:p text:style-name="P96">Pour chacun<text:s/>des quatre algorithmes, mesurez le temps d’exécution pour chaque exemplaire et rapportez dans un tableau le temps moyen pour chaque groupe de dix exemplaires (donc séparément pour chaque série et chaque taille d’exemplaire). Pour l’algorithme qui choisit<text:s/>le pivot au hasard, exécutez chaque exemplaire dix fois et utilisez le temps moyen. Vous vous servirez de ces résultats pour l’analyse qui suit. Lorsque vous calculez les temps d’exécution, vous devez séparer le temps de chargement du jeu de test du temps<text:s/>d’exécution de votre algorithme. Vous devrez donc insérer les sondes temporelles à l’intérieur de votre code.</text:p>
      <text:p text:style-name="P97"/>
      <text:h text:style-name="P98" text:outline-level="3">Tests de puissance</text:h>
      <text:p text:style-name="P99">Pour chacun des algorithmes et chacune des séries d’exemplaires, appliquez le test de puissance et rapportez les graphiques ici.</text:p>
      <text:p text:style-name="P100"><draw:frame draw:style-name="a0" draw:name="Chart 1" text:anchor-type="as-char" svg:x="0in" svg:y="0in" svg:width="3.63333in" svg:height="1.94167in" style:rel-width="scale" style:rel-height="scale"><draw:object xlink:href="Object 1/" xlink:type="simple" xlink:show="embed" xlink:actuate="onLoad"/><svg:title/><svg:desc/></draw:frame></text:p>
      <text:p text:style-name="P101">Figure 1: Test de puissance counting sort</text:p>
      <text:p text:style-name="P102"><draw:frame draw:style-name="a1" draw:name="Chart 6" text:anchor-type="as-char" svg:x="0in" svg:y="0in" svg:width="3.76667in" svg:height="1.93333in" style:rel-width="scale" style:rel-height="scale"><draw:object xlink:href="Object 2/" xlink:type="simple" xlink:show="embed" xlink:actuate="onLoad"/><svg:title/><svg:desc/></draw:frame></text:p>
      <text:p text:style-name="P103">Figure 2: Test de puissance quicksort</text:p>
      <text:p text:style-name="P104"><draw:frame draw:style-name="a2" draw:name="Chart 7" text:anchor-type="as-char" svg:x="0in" svg:y="0in" svg:width="3.85in" svg:height="1.925in" style:rel-width="scale" style:rel-height="scale"><draw:object xlink:href="Object 3/" xlink:type="simple" xlink:show="embed" xlink:actuate="onLoad"/><svg:title/><svg:desc/></draw:frame></text:p>
      <text:p text:style-name="P105">Figure 3: Test de puissance quicksort with threshold</text:p>
      <text:p text:style-name="P106"><draw:frame draw:style-name="a3" draw:name="Chart 9" text:anchor-type="as-char" svg:x="0in" svg:y="0in" svg:width="3.91667in" svg:height="2.03333in" style:rel-width="scale" style:rel-height="scale"><draw:object xlink:href="Object 4/" xlink:type="simple" xlink:show="embed" xlink:actuate="onLoad"/><svg:title/><svg:desc/></draw:frame></text:p>
      <text:p text:style-name="P107">Figure<text:s/>4: Test de puissance quicksort with threshold<text:s/>and random pivot</text:p>
      <text:p text:style-name="P108"/>
      <text:h text:style-name="P109" text:outline-level="3">Test du rapport</text:h>
      <text:p text:style-name="P110">Pour chacun des algorithmes et chacune des séries d’exemplaires, appliquez le test du rapport en utilisant chacune des analyses en meilleur cas, en pire cas et en moyenne et rapportez les graphiques ici.</text:p>
      <text:h text:style-name="P111" text:outline-level="3">Test des constantes</text:h>
      <text:h text:style-name="P112" text:outline-level="1">Pour chacun des algorithmes et chacune des séries d’exemplaires, appliquez le test des constantes et rapportez les graphiques ici. Dans chaque cas, choisissez l’analyse (meilleur cas, pire cas, cas moyen) la plus appropriée selon les résultats du test précédent (test du rapport).</text:h>
      <text:h text:style-name="P113" text:outline-level="1">Analyse et discussion</text:h>
      <table:table table:style-name="Table114">
        <table:table-columns>
          <table:table-column table:style-name="TableColumn115"/>
          <table:table-column table:style-name="TableColumn116"/>
        </table:table-columns>
        <table:table-row table:style-name="TableRow117">
          <table:table-cell table:style-name="TableCell118">
            <text:p text:style-name="P119">0</text:p>
          </table:table-cell>
          <table:table-cell table:style-name="TableCell120">
            <text:p text:style-name="P121"><text:s/>/ 6 pt</text:p>
          </table:table-cell>
        </table:table-row>
      </table:table>
      <text:h text:style-name="P122" text:outline-level="3">Que pouvez-vous déduire du test de puissance?</text:h>
      <text:p text:style-name="Textbody"><text:span text:style-name="T123">Le test de puissance permet d’évaluer chacun des algorithmes effectués selon leur complexité. En effet, on remarque que les trois variations de<text:s/></text:span><text:span text:style-name="T124">quicksort</text:span><text:span text:style-name="T125"><text:s/>sont très similaire. Cela vient du fait qu’ils sont tous de complexité O(n log(n)). Ce faisant, leurs résultats sont plutôt semblables.</text:span></text:p>
      <text:h text:style-name="P126" text:outline-level="3">Citez la consommation théorique en meilleur cas, en pire cas et en moyenne du temps de calcul pour les algorithmes, en notation asymptotique.</text:h>
      <text:p text:style-name="P127">Nul besoin de faire une preuve, on demande seulement de citer.</text:p>
      <text:h text:style-name="P128" text:outline-level="3">Que pouvez-vous déduire du test du rapport?</text:h>
      <text:p text:style-name="P129"/>
      <text:h text:style-name="P130" text:outline-level="3">Que pouvez-vous déduire du test des constantes?</text:h>
      <text:p text:style-name="P131"/>
      <text:h text:style-name="P132" text:outline-level="3">Discutez de l’impact du seuil de récursivité.</text:h>
      <text:p text:style-name="P133"/>
      <text:h text:style-name="Heading3" text:outline-level="3"><text:span text:style-name="T134">Suite à cette analyse, indiquez sous quelles conditions (taille d’exemplai</text:span><text:span text:style-name="T135">re ou autre) vous utiliseriez chacun de ces algorithmes.<text:s/></text:span>Justifiez.</text:h>
      <text:p text:style-name="P136"/>
      <text:h text:style-name="P137" text:outline-level="1">Autres critères de correction</text:h>
      <text:h text:style-name="Heading3" text:outline-level="3">Respect de l’interface tp.sh</text:h>
      <table:table table:style-name="Table138">
        <table:table-columns>
          <table:table-column table:style-name="TableColumn139"/>
          <table:table-column table:style-name="TableColumn140"/>
        </table:table-columns>
        <table:table-row table:style-name="TableRow141">
          <table:table-cell table:style-name="TableCell142">
            <text:p text:style-name="P143">0</text:p>
          </table:table-cell>
          <table:table-cell table:style-name="TableCell144">
            <text:p text:style-name="P145"><text:s/>/ 1 pt</text:p>
          </table:table-cell>
        </table:table-row>
      </table:table>
      <text:p text:style-name="Standard"/>
      <text:p text:style-name="Standard">Utilisation</text:p>
      <text:p text:style-name="Standard"><text:tab/>tp.sh -a [counting<text:s/>| quick | quickSeuil | quickRandomSeuil] -e [path_vers_exemplaire]</text:p>
      <text:p text:style-name="Standard"/>
      <text:p text:style-name="Standard">Arguments optionnels</text:p>
      <text:p text:style-name="P146"><text:tab/>-p<text:s/><text:tab/>affiche les nombres triés en ordre croissant sur une ligne, sans texte superflu</text:p>
      <text:p text:style-name="P147"><text:tab/>-t<text:tab/>affiche le temps d’exécution en ms, sans unité ni texte superflu</text:p>
      <text:p text:style-name="P148"/>
      <text:p text:style-name="P149">Important:<text:s/>l’option -e doit accepter des fichiers avec des paths absolus.</text:p>
      <text:p text:style-name="P150"/>
      <text:h text:style-name="Heading3" text:outline-level="3">Qualité du code</text:h>
      <table:table table:style-name="Table151">
        <table:table-columns>
          <table:table-column table:style-name="TableColumn152"/>
          <table:table-column table:style-name="TableColumn153"/>
        </table:table-columns>
        <table:table-row table:style-name="TableRow154">
          <table:table-cell table:style-name="TableCell155">
            <text:p text:style-name="P156">0</text:p>
          </table:table-cell>
          <table:table-cell table:style-name="TableCell157">
            <text:p text:style-name="P158"><text:s/>/ 1 pt</text:p>
          </table:table-cell>
        </table:table-row>
      </table:table>
      <text:p text:style-name="Standard"/>
      <text:h text:style-name="Heading3" text:outline-level="3">Présentation générale</text:h>
      <table:table table:style-name="Table159">
        <table:table-columns>
          <table:table-column table:style-name="TableColumn160"/>
          <table:table-column table:style-name="TableColumn161"/>
        </table:table-columns>
        <table:table-row table:style-name="TableRow162">
          <table:table-cell table:style-name="TableCell163">
            <text:p text:style-name="P164">0</text:p>
          </table:table-cell>
          <table:table-cell table:style-name="TableCell165">
            <text:p text:style-name="P166"><text:s/>/ 1 pt</text:p>
          </table:table-cell>
        </table:table-row>
      </table:table>
      <text:p text:style-name="Textbody"/>
      <text:list text:style-name="LFO3" text:continue-numbering="true">
        <text:list-item>
          <text:p text:style-name="P167">Concision</text:p>
        </text:list-item>
        <text:list-item>
          <text:p text:style-name="P168">Qualité du français</text:p>
        </text:list-item>
      </text:list>
      <text:h text:style-name="Heading3" text:outline-level="3">Pénalité retard</text:h>
      <table:table table:style-name="Table169">
        <table:table-columns>
          <table:table-column table:style-name="TableColumn170"/>
        </table:table-columns>
        <table:table-row table:style-name="TableRow171">
          <table:table-cell table:style-name="TableCell172">
            <text:p text:style-name="P173">0</text:p>
          </table:table-cell>
        </table:table-row>
      </table:table>
      <text:p text:style-name="Textbody"/>
      <text:list text:style-name="LFO4" text:continue-numbering="true">
        <text:list-item>
          <text:p text:style-name="P174"><text:span text:style-name="T175">-1 pt / journée de retard, arrondi vers le haut. Les TPs ne sont plus acceptés<text:s/></text:span><text:span text:style-name="T176">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Z003" svg:font-family="Z003" style:font-family-generic="system"/>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c-antoine Therrien</dc:creator>
    <meta:creation-date>2018-01-08T17:34:00Z</meta:creation-date>
    <dc:date>2019-02-07T04:49:00Z</dc:date>
    <meta:template xlink:href="Normal" xlink:type="simple"/>
    <meta:editing-cycles>59</meta:editing-cycles>
    <meta:editing-duration>PT34380S</meta:editing-duration>
    <meta:document-statistic meta:page-count="1" meta:paragraph-count="12" meta:word-count="942" meta:character-count="6116" meta:row-count="43" meta:non-whitespace-character-count="518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39.8pt" svg:width="261.6pt" chart:style-name="Crt0">
        <chart:title chart:style-name="CT00">
          <text:p text:style-name="a0" text:class-names="" text:cond-style-name="">Counting</text:p>
        </chart:title>
        <chart:plot-area chart:style-name="Plt0" chart:data-source-has-labels="both">
          <chart:axis chart:dimension="x" chart:name="primary-x" chart:style-name="Axs0">
            <chart:grid chart:class="major" chart:style-name="GMa0"/>
          </chart:axis>
          <chart:axis chart:dimension="y" chart:name="primary-y"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Counting</text:p>
              </table:table-cell>
            </table:table-row>
          </table:table-header-rows>
          <table:table-row>
            <table:table-cell office:value-type="string">
              <text:p>874.0333333</text:p>
            </table:table-cell>
            <table:table-cell office:value-type="float" office:value="874.0333333333333"/>
            <table:table-cell office:value-type="float" office:value="1000"/>
          </table:table-row>
          <table:table-row>
            <table:table-cell office:value-type="string">
              <text:p>4477.266667</text:p>
            </table:table-cell>
            <table:table-cell office:value-type="float" office:value="4477.2666666666664"/>
            <table:table-cell office:value-type="float" office:value="5000"/>
          </table:table-row>
          <table:table-row>
            <table:table-cell office:value-type="string">
              <text:p>4.6</text:p>
            </table:table-cell>
            <table:table-cell office:value-type="float" office:value="4.5999999999999996"/>
            <table:table-cell office:value-type="float" office:value="10000"/>
          </table:table-row>
          <table:table-row>
            <table:table-cell office:value-type="string">
              <text:p>9.6</text:p>
            </table:table-cell>
            <table:table-cell office:value-type="float" office:value="9.6"/>
            <table:table-cell office:value-type="float" office:value="50000"/>
          </table:table-row>
          <table:table-row>
            <table:table-cell office:value-type="string">
              <text:p>17.5</text:p>
            </table:table-cell>
            <table:table-cell office:value-type="float" office:value="17.5"/>
            <table:table-cell office:value-type="float" office:value="100000"/>
          </table:table-row>
          <table:table-row>
            <table:table-cell office:value-type="string">
              <text:p>69.1</text:p>
            </table:table-cell>
            <table:table-cell office:value-type="float" office:value="69.099999999999994"/>
            <table:table-cell office:value-type="float" office:value="50000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39.2pt" svg:width="271.2pt" chart:style-name="Crt0">
        <chart:title chart:style-name="CT00">
          <text:p text:style-name="a0" text:class-names="" text:cond-style-name="">Quick</text:p>
        </chart:title>
        <chart:plot-area chart:style-name="Plt0" chart:data-source-has-labels="both">
          <chart:axis chart:dimension="x" chart:name="primary-x" chart:style-name="Axs0">
            <chart:grid chart:class="major" chart:style-name="GMa0"/>
          </chart:axis>
          <chart:axis chart:dimension="y" chart:name="primary-y"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Quick</text:p>
              </table:table-cell>
            </table:table-row>
          </table:table-header-rows>
          <table:table-row>
            <table:table-cell office:value-type="string">
              <text:p>2.833333333</text:p>
            </table:table-cell>
            <table:table-cell office:value-type="float" office:value="2.8333333333333335"/>
            <table:table-cell office:value-type="float" office:value="1000"/>
          </table:table-row>
          <table:table-row>
            <table:table-cell office:value-type="string">
              <text:p>3.612903226</text:p>
            </table:table-cell>
            <table:table-cell office:value-type="float" office:value="3.6129032258064515"/>
            <table:table-cell office:value-type="float" office:value="5000"/>
          </table:table-row>
          <table:table-row>
            <table:table-cell office:value-type="string">
              <text:p>5</text:p>
            </table:table-cell>
            <table:table-cell office:value-type="float" office:value="5"/>
            <table:table-cell office:value-type="float" office:value="10000"/>
          </table:table-row>
          <table:table-row>
            <table:table-cell office:value-type="string">
              <text:p>17.3</text:p>
            </table:table-cell>
            <table:table-cell office:value-type="float" office:value="17.3"/>
            <table:table-cell office:value-type="float" office:value="50000"/>
          </table:table-row>
          <table:table-row>
            <table:table-cell office:value-type="string">
              <text:p>34.06666667</text:p>
            </table:table-cell>
            <table:table-cell office:value-type="float" office:value="34.06666666666667"/>
            <table:table-cell office:value-type="float" office:value="100000"/>
          </table:table-row>
          <table:table-row>
            <table:table-cell office:value-type="string">
              <text:p>190.4666667</text:p>
            </table:table-cell>
            <table:table-cell office:value-type="float" office:value="190.46666666666667"/>
            <table:table-cell office:value-type="float" office:value="50000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38.6pt" svg:width="277.2pt" chart:style-name="Crt0">
        <chart:title chart:style-name="CT00">
          <text:p text:style-name="a0" text:class-names="" text:cond-style-name="">QuickSeuil</text:p>
        </chart:title>
        <chart:plot-area chart:style-name="Plt0" chart:data-source-has-labels="both">
          <chart:axis chart:dimension="x" chart:name="primary-x" chart:style-name="Axs0">
            <chart:grid chart:class="major" chart:style-name="GMa0"/>
          </chart:axis>
          <chart:axis chart:dimension="y" chart:name="primary-y"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QuickSeuil</text:p>
              </table:table-cell>
            </table:table-row>
          </table:table-header-rows>
          <table:table-row>
            <table:table-cell office:value-type="string">
              <text:p>2.533333333</text:p>
            </table:table-cell>
            <table:table-cell office:value-type="float" office:value="2.5333333333333332"/>
            <table:table-cell office:value-type="float" office:value="1000"/>
          </table:table-row>
          <table:table-row>
            <table:table-cell office:value-type="string">
              <text:p>3.903225806</text:p>
            </table:table-cell>
            <table:table-cell office:value-type="float" office:value="3.903225806451613"/>
            <table:table-cell office:value-type="float" office:value="5000"/>
          </table:table-row>
          <table:table-row>
            <table:table-cell office:value-type="string">
              <text:p>5.2</text:p>
            </table:table-cell>
            <table:table-cell office:value-type="float" office:value="5.2"/>
            <table:table-cell office:value-type="float" office:value="10000"/>
          </table:table-row>
          <table:table-row>
            <table:table-cell office:value-type="string">
              <text:p>18.03333333</text:p>
            </table:table-cell>
            <table:table-cell office:value-type="float" office:value="18.033333333333335"/>
            <table:table-cell office:value-type="float" office:value="50000"/>
          </table:table-row>
          <table:table-row>
            <table:table-cell office:value-type="string">
              <text:p>35.23333333</text:p>
            </table:table-cell>
            <table:table-cell office:value-type="float" office:value="35.233333333333334"/>
            <table:table-cell office:value-type="float" office:value="100000"/>
          </table:table-row>
          <table:table-row>
            <table:table-cell office:value-type="string">
              <text:p>189.4</text:p>
            </table:table-cell>
            <table:table-cell office:value-type="float" office:value="189.4"/>
            <table:table-cell office:value-type="float" office:value="500000"/>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46.4pt" svg:width="282.0pt" chart:style-name="Crt0">
        <chart:title chart:style-name="CT00">
          <text:p text:style-name="a0" text:class-names="" text:cond-style-name="">QuickRandomSeuil</text:p>
        </chart:title>
        <chart:plot-area chart:style-name="Plt0" chart:data-source-has-labels="both">
          <chart:axis chart:dimension="x" chart:name="primary-x" chart:style-name="Axs0">
            <chart:grid chart:class="major" chart:style-name="GMa0"/>
          </chart:axis>
          <chart:axis chart:dimension="y" chart:name="primary-y"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QuickRandomSeuil</text:p>
              </table:table-cell>
            </table:table-row>
          </table:table-header-rows>
          <table:table-row>
            <table:table-cell office:value-type="string">
              <text:p>2.466666667</text:p>
            </table:table-cell>
            <table:table-cell office:value-type="float" office:value="2.4666666666666668"/>
            <table:table-cell office:value-type="float" office:value="1000"/>
          </table:table-row>
          <table:table-row>
            <table:table-cell office:value-type="string">
              <text:p>3.967741935</text:p>
            </table:table-cell>
            <table:table-cell office:value-type="float" office:value="3.967741935483871"/>
            <table:table-cell office:value-type="float" office:value="5000"/>
          </table:table-row>
          <table:table-row>
            <table:table-cell office:value-type="string">
              <text:p>5.433333333</text:p>
            </table:table-cell>
            <table:table-cell office:value-type="float" office:value="5.4333333333333336"/>
            <table:table-cell office:value-type="float" office:value="10000"/>
          </table:table-row>
          <table:table-row>
            <table:table-cell office:value-type="string">
              <text:p>18.6</text:p>
            </table:table-cell>
            <table:table-cell office:value-type="float" office:value="18.600000000000001"/>
            <table:table-cell office:value-type="float" office:value="50000"/>
          </table:table-row>
          <table:table-row>
            <table:table-cell office:value-type="string">
              <text:p>36.4</text:p>
            </table:table-cell>
            <table:table-cell office:value-type="float" office:value="36.4"/>
            <table:table-cell office:value-type="float" office:value="100000"/>
          </table:table-row>
          <table:table-row>
            <table:table-cell office:value-type="string">
              <text:p>196.5666667</text:p>
            </table:table-cell>
            <table:table-cell office:value-type="float" office:value="196.56666666666666"/>
            <table:table-cell office:value-type="float" office:value="500000"/>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